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ゆたぽん（コーディング）" svg:font-family="ゆたぽん（コーディング）"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9.001cm" table:align="margins"/>
    </style:style>
    <style:style style:name="表1.A" style:family="table-column">
      <style:table-column-properties style:column-width="19.001cm" style:rel-column-width="65535*"/>
    </style:style>
    <style:style style:name="表1.A1" style:family="table-cell">
      <style:table-cell-properties fo:padding="0.097cm" fo:border="0.05pt solid #000000"/>
    </style:style>
    <style:style style:name="表2" style:family="table">
      <style:table-properties style:width="19.001cm" table:align="margins"/>
    </style:style>
    <style:style style:name="表2.A" style:family="table-column">
      <style:table-column-properties style:column-width="19.001cm" style:rel-column-width="65535*"/>
    </style:style>
    <style:style style:name="表2.A1" style:family="table-cell">
      <style:table-cell-properties fo:padding="0.097cm" fo:border="0.05pt solid #000000"/>
    </style:style>
    <style:style style:name="表3" style:family="table">
      <style:table-properties style:width="19.001cm" table:align="margins"/>
    </style:style>
    <style:style style:name="表3.A" style:family="table-column">
      <style:table-column-properties style:column-width="19.001cm" style:rel-column-width="65535*"/>
    </style:style>
    <style:style style:name="表3.A1" style:family="table-cell">
      <style:table-cell-properties fo:padding="0.097cm" fo:border="0.05pt solid #000000"/>
    </style:style>
    <style:style style:name="表4" style:family="table">
      <style:table-properties style:width="19.001cm" table:align="margins"/>
    </style:style>
    <style:style style:name="表4.A" style:family="table-column">
      <style:table-column-properties style:column-width="19.001cm" style:rel-column-width="65535*"/>
    </style:style>
    <style:style style:name="表4.A1" style:family="table-cell">
      <style:table-cell-properties fo:padding="0.097cm" fo:border="0.05pt solid #000000"/>
    </style:style>
    <style:style style:name="P1" style:family="paragraph" style:parent-style-name="Standard">
      <style:text-properties style:font-name="ゆたぽん（コーディング）" fo:font-size="10.5pt" style:font-name-asian="ゆたぽん（コーディング）" style:font-size-asian="10.5pt" style:language-asian="ja" style:country-asian="JP" style:font-size-complex="10.5pt"/>
    </style:style>
    <style:style style:name="P2" style:family="paragraph" style:parent-style-name="Standard">
      <style:text-properties fo:color="#000000" style:font-name="ゆたぽん（コーディング）" fo:font-size="10.5pt" fo:font-weight="normal" fo:background-color="#ffffff" style:font-name-asian="ゆたぽん（コーディング）" style:font-size-asian="10.5pt" style:language-asian="ja" style:country-asian="JP" style:font-weight-asian="normal" style:font-size-complex="10.5pt"/>
    </style:style>
    <style:style style:name="P3" style:family="paragraph" style:parent-style-name="Standard">
      <style:text-properties fo:color="#000000" style:font-name="ゆたぽん（コーディング）" fo:font-size="10.5pt" fo:font-weight="normal" officeooo:rsid="000ff204" officeooo:paragraph-rsid="000ff204" fo:background-color="#ffffff" style:font-name-asian="ゆたぽん（コーディング）" style:font-size-asian="10.5pt" style:language-asian="ja" style:country-asian="JP" style:font-weight-asian="normal" style:font-size-complex="10.5pt"/>
    </style:style>
    <style:style style:name="P4" style:family="paragraph" style:parent-style-name="Standard">
      <style:text-properties fo:color="#000000" style:font-name="ゆたぽん（コーディング）" fo:font-size="10.5pt" fo:font-weight="normal" officeooo:rsid="001068a7" officeooo:paragraph-rsid="001068a7" fo:background-color="#ffffff" style:font-name-asian="ゆたぽん（コーディング）" style:font-size-asian="10.5pt" style:language-asian="ja" style:country-asian="JP" style:font-weight-asian="normal" style:font-size-complex="10.5pt"/>
    </style:style>
    <style:style style:name="P5" style:family="paragraph" style:parent-style-name="Standard">
      <style:text-properties fo:color="#000000" style:font-name="ゆたぽん（コーディング）" fo:font-size="10.5pt" fo:font-weight="normal" officeooo:rsid="0011e418" officeooo:paragraph-rsid="0011e418" fo:background-color="#ffffff" style:font-name-asian="ゆたぽん（コーディング）" style:font-size-asian="10.5pt" style:language-asian="ja" style:country-asian="JP" style:font-weight-asian="normal" style:font-size-complex="10.5pt"/>
    </style:style>
    <style:style style:name="P6" style:family="paragraph" style:parent-style-name="Standard">
      <style:text-properties fo:color="#000000" style:font-name="ゆたぽん（コーディング）" fo:font-size="10.5pt" fo:font-weight="normal" officeooo:rsid="00144ad8" officeooo:paragraph-rsid="00144ad8" fo:background-color="#ffffff" style:font-name-asian="ゆたぽん（コーディング）" style:font-size-asian="10.5pt" style:language-asian="ja" style:country-asian="JP" style:font-weight-asian="normal" style:font-size-complex="10.5pt"/>
    </style:style>
    <style:style style:name="P7" style:family="paragraph" style:parent-style-name="Standard">
      <style:text-properties fo:color="#000000" style:font-name="ゆたぽん（コーディング）" fo:font-size="10.5pt" fo:font-weight="normal" officeooo:rsid="0014a29b" officeooo:paragraph-rsid="0014a29b" fo:background-color="#ffffff" style:font-name-asian="ゆたぽん（コーディング）" style:font-size-asian="10.5pt" style:language-asian="ja" style:country-asian="JP" style:font-weight-asian="normal" style:font-size-complex="10.5pt"/>
    </style:style>
    <style:style style:name="P8" style:family="paragraph" style:parent-style-name="Standard">
      <style:text-properties fo:color="#000000" style:font-name="ゆたぽん（コーディング）" fo:font-size="10.5pt" fo:font-weight="normal" officeooo:rsid="0015c1e4" officeooo:paragraph-rsid="0015c1e4" fo:background-color="#ffffff" style:font-name-asian="ゆたぽん（コーディング）" style:font-size-asian="10.5pt" style:language-asian="ja" style:country-asian="JP" style:font-weight-asian="normal" style:font-size-complex="10.5pt"/>
    </style:style>
    <style:style style:name="P9" style:family="paragraph" style:parent-style-name="Standard">
      <style:text-properties fo:color="#000000" style:font-name="ゆたぽん（コーディング）" fo:font-size="10.5pt" fo:font-weight="normal" officeooo:rsid="0016a8cf" officeooo:paragraph-rsid="0016a8cf" fo:background-color="#ffffff" style:font-name-asian="ゆたぽん（コーディング）" style:font-size-asian="10.5pt" style:language-asian="ja" style:country-asian="JP" style:font-weight-asian="normal" style:font-size-complex="10.5pt"/>
    </style:style>
    <style:style style:name="P10" style:family="paragraph" style:parent-style-name="Table_20_Contents">
      <style:text-properties style:font-name="ゆたぽん（コーディング）" fo:font-size="10.5pt" style:font-name-asian="ゆたぽん（コーディング）" style:font-size-asian="10.5pt" style:font-size-complex="10.5pt"/>
    </style:style>
    <style:style style:name="P11" style:family="paragraph" style:parent-style-name="Table_20_Contents">
      <style:text-properties style:font-name="ゆたぽん（コーディング）" fo:font-size="10.5pt" officeooo:paragraph-rsid="0015c1e4" style:font-name-asian="ゆたぽん（コーディング）" style:font-size-asian="10.5pt" style:font-size-complex="10.5pt"/>
    </style:style>
    <style:style style:name="P12" style:family="paragraph" style:parent-style-name="Table_20_Contents">
      <style:text-properties style:font-name="ゆたぽん（コーディング）" fo:font-size="10.5pt" officeooo:paragraph-rsid="00182945" style:font-name-asian="ゆたぽん（コーディング）" style:font-size-asian="10.5pt" style:font-size-complex="10.5pt"/>
    </style:style>
    <style:style style:name="P13" style:family="paragraph" style:parent-style-name="Table_20_Contents">
      <style:text-properties style:font-name="ゆたぽん（コーディング）" fo:font-size="10.5pt" officeooo:paragraph-rsid="0016e737" style:font-name-asian="ゆたぽん（コーディング）" style:font-size-asian="10.5pt" style:font-size-complex="10.5pt"/>
    </style:style>
    <style:style style:name="P14" style:family="paragraph" style:parent-style-name="Table_20_Contents">
      <style:text-properties style:font-name="ゆたぽん（コーディング）" fo:font-size="10.5pt" officeooo:rsid="00182945" officeooo:paragraph-rsid="00182945" style:font-name-asian="ゆたぽん（コーディング）" style:font-size-asian="10.5pt" style:font-size-complex="10.5pt"/>
    </style:style>
    <style:style style:name="P15" style:family="paragraph" style:parent-style-name="Table_20_Contents">
      <style:text-properties fo:color="#000000" style:font-name="ゆたぽん（コーディング）" fo:font-size="10.5pt" fo:font-weight="normal" officeooo:rsid="0016a8cf" officeooo:paragraph-rsid="0016a8cf" fo:background-color="#ffffff" style:font-name-asian="ゆたぽん（コーディング）" style:font-size-asian="10.5pt" style:language-asian="ja" style:country-asian="JP" style:font-weight-asian="normal" style:font-size-complex="10.5pt"/>
    </style:style>
    <style:style style:name="P16" style:family="paragraph" style:parent-style-name="Table_20_Contents">
      <style:text-properties fo:color="#000000" style:font-name="ゆたぽん（コーディング）" fo:font-size="10.5pt" fo:font-weight="normal" officeooo:rsid="0016a8cf" officeooo:paragraph-rsid="0016e737" fo:background-color="#ffffff" style:font-name-asian="ゆたぽん（コーディング）" style:font-size-asian="10.5pt" style:language-asian="ja" style:country-asian="JP" style:font-weight-asian="normal" style:font-size-complex="10.5pt"/>
    </style:style>
    <style:style style:name="P17" style:family="paragraph" style:parent-style-name="Table_20_Contents">
      <style:text-properties fo:color="#000000" style:font-name="ゆたぽん（コーディング）" fo:font-size="10.5pt" fo:font-weight="normal" officeooo:rsid="0016a8cf" officeooo:paragraph-rsid="00182945" fo:background-color="#ffffff" style:font-name-asian="ゆたぽん（コーディング）" style:font-size-asian="10.5pt" style:language-asian="ja" style:country-asian="JP" style:font-weight-asian="normal" style:font-size-complex="10.5pt"/>
    </style:style>
    <style:style style:name="P18" style:family="paragraph" style:parent-style-name="Table_20_Contents">
      <style:text-properties fo:color="#000000" style:font-name="ゆたぽん（コーディング）" fo:font-size="10.5pt" fo:font-weight="normal" officeooo:rsid="00182971" officeooo:paragraph-rsid="00182971" fo:background-color="#ffffff" style:font-name-asian="ゆたぽん（コーディング）" style:font-size-asian="10.5pt" style:language-asian="ja" style:country-asian="JP" style:font-weight-asian="normal" style:font-size-complex="10.5pt"/>
    </style:style>
    <style:style style:name="P19" style:family="paragraph" style:parent-style-name="Table_20_Contents">
      <style:text-properties fo:color="#000000" style:font-name="ゆたぽん（コーディング）" fo:font-size="10.5pt" fo:font-weight="normal" officeooo:rsid="001899ad" officeooo:paragraph-rsid="001899ad" fo:background-color="#ffffff" style:font-name-asian="ゆたぽん（コーディング）" style:font-size-asian="10.5pt" style:language-asian="ja" style:country-asian="JP" style:font-weight-asian="normal" style:font-size-complex="10.5pt"/>
    </style:style>
    <style:style style:name="P20" style:family="paragraph" style:parent-style-name="Table_20_Contents">
      <style:text-properties fo:color="#000000" style:font-name="ゆたぽん（コーディング）" fo:font-size="10.5pt" fo:font-weight="normal" officeooo:rsid="001899ad" officeooo:paragraph-rsid="001924de" fo:background-color="#ffffff" style:font-name-asian="ゆたぽん（コーディング）" style:font-size-asian="10.5pt" style:language-asian="ja" style:country-asian="JP" style:font-weight-asian="normal" style:font-size-complex="10.5pt"/>
    </style:style>
    <style:style style:name="P21" style:family="paragraph" style:parent-style-name="Table_20_Contents">
      <style:text-properties fo:color="#000000" style:font-name="ゆたぽん（コーディング）" fo:font-size="10.5pt" fo:font-weight="normal" officeooo:rsid="001ad60b" officeooo:paragraph-rsid="001ad60b" fo:background-color="#ffffff" style:font-name-asian="ゆたぽん（コーディング）" style:font-size-asian="10.5pt" style:language-asian="ja" style:country-asian="JP" style:font-weight-asian="normal" style:font-size-complex="10.5pt"/>
    </style:style>
    <style:style style:name="P22" style:family="paragraph" style:parent-style-name="Table_20_Contents">
      <style:text-properties fo:color="#000000" style:font-name="ゆたぽん（コーディング）" fo:font-size="10.5pt" fo:font-weight="normal" officeooo:rsid="001b2f31" officeooo:paragraph-rsid="001b2f31" fo:background-color="#ffffff" style:font-name-asian="ゆたぽん（コーディング）" style:font-size-asian="10.5pt" style:language-asian="ja" style:country-asian="JP" style:font-weight-asian="normal" style:font-size-complex="10.5pt"/>
    </style:style>
    <style:style style:name="P23" style:family="paragraph" style:parent-style-name="Table_20_Contents">
      <style:text-properties fo:color="#000000" style:font-name="ゆたぽん（コーディング）" fo:font-size="10.5pt" fo:font-weight="normal" officeooo:rsid="001bf7ff" officeooo:paragraph-rsid="001bf7ff" fo:background-color="#ffffff" style:font-name-asian="ゆたぽん（コーディング）" style:font-size-asian="10.5pt" style:language-asian="ja" style:country-asian="JP" style:font-weight-asian="normal" style:font-size-complex="10.5pt"/>
    </style:style>
    <style:style style:name="P24" style:family="paragraph" style:parent-style-name="Table_20_Contents">
      <style:text-properties fo:color="#000000" style:font-name="ゆたぽん（コーディング）" fo:font-size="10.5pt" fo:font-weight="normal" officeooo:rsid="00231912" officeooo:paragraph-rsid="00231912" fo:background-color="#ffffff" style:font-name-asian="ゆたぽん（コーディング）" style:font-size-asian="10.5pt" style:language-asian="ja" style:country-asian="JP" style:font-weight-asian="normal" style:font-size-complex="10.5pt"/>
    </style:style>
    <style:style style:name="P25" style:family="paragraph" style:parent-style-name="Table_20_Contents">
      <style:text-properties fo:color="#000000" style:font-name="ゆたぽん（コーディング）" fo:font-size="10.5pt" fo:font-weight="normal" officeooo:rsid="0023bf6d" officeooo:paragraph-rsid="0023bf6d" fo:background-color="#ffffff" style:font-name-asian="ゆたぽん（コーディング）" style:font-size-asian="10.5pt" style:language-asian="ja" style:country-asian="JP" style:font-weight-asian="normal" style:font-size-complex="10.5pt"/>
    </style:style>
    <style:style style:name="T1" style:family="text">
      <style:text-properties fo:color="#000000" fo:font-weight="normal" officeooo:rsid="0016a8cf" fo:background-color="#ffffff" loext:char-shading-value="0" style:language-asian="ja" style:country-asian="JP" style:font-weight-asian="normal"/>
    </style:style>
    <style:style style:name="T2" style:family="text">
      <style:text-properties officeooo:rsid="000ff204"/>
    </style:style>
    <style:style style:name="T3" style:family="text">
      <style:text-properties officeooo:rsid="0016e737"/>
    </style:style>
    <style:style style:name="T4" style:family="text">
      <style:text-properties officeooo:rsid="001924de"/>
    </style:style>
    <style:style style:name="T5" style:family="text">
      <style:text-properties officeooo:rsid="001d15bd"/>
    </style:style>
    <style:style style:name="T6" style:family="text">
      <style:text-properties officeooo:rsid="001e45a7"/>
    </style:style>
    <style:style style:name="T7" style:family="text">
      <style:text-properties officeooo:rsid="0023cf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ティラノスクリプト紹介<text:span text:style-name="T2">3</text:span></text:p>
      <text:p text:style-name="P1"/>
      <text:p text:style-name="P1">こんにちは。にこでーす♡</text:p>
      <text:p text:style-name="P2">今回は、タイトル画面を作りつつ、別のシナリオファイルのルーチンに飛ぶ機能を実装するよ。</text:p>
      <text:p text:style-name="P2"/>
      <text:p text:style-name="P2">最初にみんなに謝らなきゃいけないことがあるの。</text:p>
      <text:p text:style-name="P2">にこ、シンプルなファイル設計がいいと思って、「scenario」フォルダ内の「<text:span text:style-name="T2">make.ks</text:span>」を消していたんだけど、</text:p>
      <text:p text:style-name="P2">どうも重要なファイルだったみたいなの。</text:p>
      <text:p text:style-name="P2">ノベルゲームは、プレイしたデータを保存しておいて、またロードして続きからプレイするよね。</text:p>
      <text:p text:style-name="P2">そのロードを行うときに「<text:span text:style-name="T2">make.ks</text:span>」ファイルは必要なファイルだったみたいなの…。</text:p>
      <text:p text:style-name="P2">そういうわけで、「<text:span text:style-name="T2">make.ks</text:span>」ファイルを「scenario」フォルダ内に追加してほしいにこ。</text:p>
      <text:p text:style-name="P2"/>
      <text:p text:style-name="P3">「make.ks」を追加したらタイトル画面を作っていくわよー。</text:p>
      <text:p text:style-name="P3"/>
      <text:p text:style-name="P4">まず、いまメインシナリオ（？）が入っている「first.ks」をコピペして別のファイル名を付けます♡</text:p>
      <text:p text:style-name="P4">そうねえ、メインシナリオが入っているから「main.ks」とかがいいんじゃないかしら？</text:p>
      <text:p text:style-name="P4"/>
      <text:p text:style-name="P4">そこから、「first.ks」を編集してタイトル画面を作るわよ☆</text:p>
      <text:p text:style-name="P4"/>
      <text:p text:style-name="P4">にこはこんなコードにしたよ。</text:p>
      <text:p text:style-name="P4"/>
      <text:p text:style-name="P5">first.ks</text:p>
      <table:table table:name="表1" table:style-name="表1">
        <table:table-column table:style-name="表1.A"/>
        <table:table-row>
          <table:table-cell table:style-name="表1.A1" office:value-type="string">
            <text:p text:style-name="P10">*start </text:p>
            <text:p text:style-name="P10">*title </text:p>
            <text:p text:style-name="P10">;メッセージレイヤを非表示にしておく </text:p>
            <text:p text:style-name="P10">@layopt layer=message0 visible=false </text:p>
            <text:p text:style-name="P10"/>
            <text:p text:style-name="P10">;背景画像を設定 </text:p>
            <text:p text:style-name="P10">[image layer="base" page="fore" storage="hokoten.png"] </text:p>
            <text:p text:style-name="P10">[image layer=1 storage=title.png visible=true top=100 left=200] </text:p>
            <text:p text:style-name="P10"/>
            <text:p text:style-name="P10">[locate x=220 y=300 ] </text:p>
            <text:p text:style-name="P10">[button graphic="start.png" target=*first] </text:p>
            <text:p text:style-name="P10"/>
            <text:p text:style-name="P10">[locate x=500 y=300 ] </text:p>
            <text:p text:style-name="P10">[button graphic="load.png" target=*loadmenu] </text:p>
            <text:p text:style-name="P10"/>
            <text:p text:style-name="P10">[s] </text:p>
            <text:p text:style-name="P10"/>
            <text:p text:style-name="P10">;つづきからボタンが押された場合。ロード画面を表示 </text:p>
            <text:p text:style-name="P10">*loadmenu </text:p>
            <text:p text:style-name="P10">[cm] </text:p>
            <text:p text:style-name="P10">[showload] </text:p>
            <text:p text:style-name="P10"/>
            <text:p text:style-name="P10">[jump target=*title] </text:p>
            <text:p text:style-name="P10">[s] </text:p>
            <text:p text:style-name="P10"/>
            <text:p text:style-name="P10">;ストーリー最初から </text:p>
            <text:p text:style-name="P10">*first</text:p>
            <text:p text:style-name="P10"><text:s/>[freeimage layer=1] </text:p>
            <text:p text:style-name="P10">;メッセージレイヤを再度表示する </text:p>
            <text:p text:style-name="P10">@layopt layer=message0 visible=true</text:p>
            <text:p text:style-name="P10"/>
            <text:p text:style-name="P10">;ストーリーのあるメインシナリオの*スタートに飛ぶ。</text:p>
            <text:p text:style-name="P10">[jump storage=main.ks target=*start]</text:p>
          </table:table-cell>
        </table:table-row>
      </table:table>
      <text:p text:style-name="P5"/>
      <text:p text:style-name="P5">ティラノスクリプト公式のチュートリアルの「タイトルを作ろう」をにこ流にアレンジしました☆</text:p>
      <text:p text:style-name="P6"/>
      <text:p text:style-name="P6">まず、第一前提として大事なことよ。</text:p>
      <text:p text:style-name="P6">ティラノスクリプトでは最初に「first.ks」ファイルが呼び出されるにこ。</text:p>
      <text:p text:style-name="P6">だから今回は、タイトル画面を「first.ks」ファイルに置いてみたにこ。</text:p>
      <text:p text:style-name="P6">もちろん、初期設定とかを「first.ks」に書いて、タイトルはタイトルのシナリオファイルを作るのもいいわね。</text:p>
      <text:p text:style-name="P6"/>
      <text:p text:style-name="P7">さてさてコードの解説よ☆</text:p>
      <table:table table:name="表2" table:style-name="表2">
        <table:table-column table:style-name="表2.A"/>
        <table:table-row>
          <table:table-cell table:style-name="表2.A1" office:value-type="string">
            <text:p text:style-name="P11">*title </text:p>
            <text:p text:style-name="P11">;メッセージレイヤを非表示にしておく </text:p>
            <text:p text:style-name="P11">@layopt layer=message0 visible=false </text:p>
            <text:p text:style-name="P11"/>
            <text:p text:style-name="P11">;背景画像を設定 </text:p>
            <text:p text:style-name="P11">[image layer="base" page="fore" storage="hokoten.png"] </text:p>
            <text:p text:style-name="P11">;タイトル画像を設定</text:p>
            <text:p text:style-name="P12">[image layer=1 storage="title.png" visible=true top=100 left=200] </text:p>
            <text:p text:style-name="P11"/>
            <text:p text:style-name="P11"><text:soft-page-break/>;はじめからボタン</text:p>
            <text:p text:style-name="P11">[locate x=220 y=300 ] </text:p>
            <text:p text:style-name="P11">[button graphic="start.png" target=*first] </text:p>
            <text:p text:style-name="P11"/>
            <text:p text:style-name="P11">;つづきからボタン</text:p>
            <text:p text:style-name="P11">[locate x=500 y=300 ] </text:p>
            <text:p text:style-name="P11">[button graphic="load.png" target=*loadmenu] </text:p>
            <text:p text:style-name="P11"/>
            <text:p text:style-name="P11">[s] </text:p>
          </table:table-cell>
        </table:table-row>
      </table:table>
      <text:p text:style-name="P8">ここが最初に表示されるタイトル画面を設定しているルーチンね。</text:p>
      <text:p text:style-name="P8"/>
      <text:p text:style-name="P8">正直レイヤーとかは今はわからないにこ。</text:p>
      <text:p text:style-name="P8">でも、基本的なタイトル画面を作るのにはこのコードをアレンジすることで十分よ。</text:p>
      <text:p text:style-name="P8"/>
      <text:p text:style-name="P9">まず、コメントにある通り、メッセージレイヤは必要ないから非表示にするにこ。</text:p>
      <text:p text:style-name="P9">次に背景画像の設定ね。背景画像はタイトル画面でも「bgimage」に入れてね。</text:p>
      <text:p text:style-name="P15">[image layer="base" page="fore" storage="背景画像のファイル名"]</text:p>
      <text:p text:style-name="P15">これで、背景画像を設定するにこ。</text:p>
      <text:p text:style-name="P15"/>
      <text:p text:style-name="P16">次は、タイトル画像の設定よ、タイトル画像は「<text:span text:style-name="T3">fgimage</text:span>」に入れてね。</text:p>
      <text:p text:style-name="P13"><text:span text:style-name="T1">キャラの画像なんかが入っているところよ。（フロントグラフィックイメージ…フォルダ？）</text:span></text:p>
      <text:p text:style-name="P12">[image layer=1 storage="タイトル画像のファイル名" visible=true top=100 left=200] </text:p>
      <text:p text:style-name="P14">topとleftの値は好みに合わせて編集するのよ。</text:p>
      <text:p text:style-name="P17"/>
      <text:p text:style-name="P18">はじめからボタンと、つづきからボタンを設定するわよ。</text:p>
      <text:p text:style-name="P18">はじめからボタンと、つづきからボタンは「<text:span text:style-name="T4">image</text:span>」フォルダの中に入れてね。</text:p>
      <text:p text:style-name="P19">まず[locate x=○○ y=○○]で座標を表示したい座標を決めて、</text:p>
      <text:p text:style-name="P19">[button graphic="はじめからボタンの画像のファイル名" target=*first] </text:p>
      <text:p text:style-name="P20">[button graphic="つづきからボタンの画像のファイル名" target=*loadmenu] </text:p>
      <text:p text:style-name="P20">これで、ボタンの設定をしてね。</text:p>
      <text:p text:style-name="P20">もちろんサブルーチン名はなんでもいいけど今回は便宜上こんな感じにしておくわ。</text:p>
      <text:p text:style-name="P20"/>
      <text:p text:style-name="P21">これでタイトル画面の表示上の設定は終了よ。</text:p>
      <text:p text:style-name="P21">あとは、ボタンの飛び先のルーチンを設定するだけね。</text:p>
      <text:p text:style-name="P21"/>
      <text:p text:style-name="P21">まず、つづきからボタンが押されたときのルーチンから。</text:p>
      <table:table table:name="表3" table:style-name="表3">
        <table:table-column table:style-name="表3.A"/>
        <table:table-row>
          <table:table-cell table:style-name="表3.A1" office:value-type="string">
            <text:p text:style-name="P10">;つづきからボタンが押された場合。ロード画面を表示 </text:p>
            <text:p text:style-name="P10">*loadmenu </text:p>
            <text:p text:style-name="P10">[cm] </text:p>
            <text:p text:style-name="P10">[showload] </text:p>
            <text:p text:style-name="P10"/>
            <text:p text:style-name="P10">[jump target=*title] </text:p>
            <text:p text:style-name="P10">[s] </text:p>
          </table:table-cell>
        </table:table-row>
      </table:table>
      <text:p text:style-name="P22"/>
      <text:p text:style-name="P22">はい。はっきり言ってよくわからないけどこのコードを書いておけば、</text:p>
      <text:p text:style-name="P22">ログからデータをえらんでゲームを開始できるわ。</text:p>
      <text:p text:style-name="P22">おまじないだと思ってちょうだい。</text:p>
      <text:p text:style-name="P22"/>
      <text:p text:style-name="P23">次ははじめからボタンを押されたときのルーチンよ。</text:p>
      <table:table table:name="表4" table:style-name="表4">
        <table:table-column table:style-name="表4.A"/>
        <table:table-row>
          <table:table-cell table:style-name="表4.A1" office:value-type="string">
            <text:p text:style-name="P10">;ストーリー最初から </text:p>
            <text:p text:style-name="P10">*first</text:p>
            <text:p text:style-name="P10"><text:s/>[freeimage layer=1] </text:p>
            <text:p text:style-name="P10">;メッセージレイヤを再度表示する </text:p>
            <text:p text:style-name="P10">@layopt layer=message0 visible=true</text:p>
            <text:p text:style-name="P10"/>
            <text:p text:style-name="P10">;ストーリーのあるメインシナリオの*スタートに飛ぶ。</text:p>
            <text:p text:style-name="P10">[jump storage=main.ks target=*start]</text:p>
          </table:table-cell>
        </table:table-row>
      </table:table>
      <text:p text:style-name="P23"/>
      <text:p text:style-name="P23">メッセージレイヤが必要になるから再度表示しているわね。</text:p>
      <text:p text:style-name="P23"/>
      <text:p text:style-name="P23">そこからストーリーのあるメインシナリオの*startルーチンに飛んでいるわ。</text:p>
      <text:p text:style-name="P23"><text:span text:style-name="T6">[Jump </text:span>stroge=シナリオファイルの名前 <text:span text:style-name="T6">target=*サブルーチン名]</text:span></text:p>
      <text:p text:style-name="P23">でシナリオファイルを超えて飛ぶことができるわ。ちなみにstorageを指定しないときは、</text:p>
      <text:p text:style-name="P23">同じシナリオファイル内でtargetのサブルーチンに移動することになるわよ。</text:p>
      <text:p text:style-name="P23">今回は、main.ksファイル内の*startに飛ぶにこ。</text:p>
      <text:p text:style-name="P23"/>
      <text:p text:style-name="P23">あ、いけない。</text:p>
      <text:p text:style-name="P23">設定が反映されないといけないので、<text:span text:style-name="T5">main.ksの*startは1行目に移動してね。</text:span></text:p>
      <text:p text:style-name="P23"/>
      <text:p text:style-name="P23">これでめでたく、タイトル画面を増やすことができたにこ。おめでとうにこ。</text:p>
      <text:p text:style-name="P23"/>
      <text:p text:style-name="P23"/>
      <text:p text:style-name="P23"/>
      <text:p text:style-name="P23"><text:soft-page-break/>にこちゃんの気になることコーナー</text:p>
      <text:p text:style-name="P24">[call]と[jump]って何が違うの？</text:p>
      <text:p text:style-name="P25">どちらもサブルーチンに移動するにこ。でも違いがあるみたい。</text:p>
      <text:p text:style-name="P25">[call]は[return] タグで 呼び出し元や任意の場所に戻ることができて、</text:p>
      <text:p text:style-name="P25">[jump]は一方通行で戻ることができないみたい。</text:p>
      <text:p text:style-name="P25">今度違いが判るコードを作ってみるから待っててね☆</text:p>
      <text:p text:style-name="P25"/>
      <text:p text:style-name="P25">あ、<text:span text:style-name="T7">callもstorageをしていすることでシナリオファイルを超えて飛ぶことができるにこ☆</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ゆたぽん（コーディング）" svg:font-family="ゆたぽん（コーディング）"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3:53:29.62</meta:creation-date>
    <dc:date>2018-06-27T23:31:30.098000000</dc:date>
    <meta:editing-duration>PT1H52M28S</meta:editing-duration>
    <meta:editing-cycles>56</meta:editing-cycles>
    <meta:generator>LibreOffice/6.0.3.2$Windows_X86_64 LibreOffice_project/8f48d515416608e3a835360314dac7e47fd0b821</meta:generator>
    <meta:document-statistic meta:table-count="4" meta:image-count="0" meta:object-count="0" meta:page-count="3" meta:paragraph-count="114" meta:word-count="1969" meta:character-count="3163" meta:non-whitespace-character-count="3047"/>
  </office:meta>
</office:document-meta>
</file>